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mbria" svg:font-family="Cambria" style:font-adornments="Normal"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StarSymbol" svg:font-family="StarSymbol"/>
    <style:font-face style:name="Tahoma" svg:font-family="Tahoma"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cm" style:type="right" style:leader-style="dotted" style:leader-text="."/>
        </style:tab-stops>
      </style:paragraph-properties>
    </style:style>
    <style:style style:name="P4" style:family="paragraph" style:parent-style-name="FP_20_CUERPO">
      <style:text-properties officeooo:paragraph-rsid="0016e662"/>
    </style:style>
    <style:style style:name="P5" style:family="paragraph" style:parent-style-name="FP_20_CUERPO">
      <style:text-properties officeooo:paragraph-rsid="0016ee5f"/>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FP_20_CUERPO">
      <style:text-properties officeooo:paragraph-rsid="001a23c2"/>
    </style:style>
    <style:style style:name="P10" style:family="paragraph" style:parent-style-name="Heading_20_1" style:list-style-name="FP_20_LISTA">
      <style:text-properties officeooo:paragraph-rsid="0016ee5f"/>
    </style:style>
    <style:style style:name="P11" style:family="paragraph" style:parent-style-name="Heading_20_1" style:list-style-name="FP_20_LISTA">
      <style:paragraph-properties fo:break-before="page"/>
    </style:style>
    <style:style style:name="P12" style:family="paragraph" style:parent-style-name="Heading_20_2" style:list-style-name="FP_20_LISTA"/>
    <style:style style:name="P13" style:family="paragraph" style:parent-style-name="Heading_20_3" style:list-style-name="FP_20_LISTA"/>
    <style:style style:name="T1" style:family="text">
      <style:text-properties officeooo:rsid="0016e662"/>
    </style:style>
    <style:style style:name="T2"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1"><text:a xlink:type="simple" xlink:href="#__RefHeading___Toc336_4291417711" text:style-name="Index_20_Link" text:visited-style-name="Index_20_Link"><text:s/>1. Tarea para PSP07 (Fecha límite 01/05/23)<text:tab/>1</text:a></text:p>
          <text:p text:style-name="P2"><text:a xlink:type="simple" xlink:href="#__RefHeading___Toc326_4291417711" text:style-name="Index_20_Link" text:visited-style-name="Index_20_Link"><text:s/>a) Ejercicio 1.<text:tab/>1</text:a></text:p>
          <text:p text:style-name="P3"><text:a xlink:type="simple" xlink:href="#__RefHeading___Toc328_4291417711" text:style-name="Index_20_Link" text:visited-style-name="Index_20_Link">Se tendrá en cuenta:<text:tab/>1</text:a></text:p>
          <text:p text:style-name="P3"><text:a xlink:type="simple" xlink:href="#__RefHeading___Toc330_4291417711" text:style-name="Index_20_Link" text:visited-style-name="Index_20_Link">Indicaciones de entrega.<text:tab/>2</text:a></text:p>
          <text:p text:style-name="P1"><text:a xlink:type="simple" xlink:href="#__RefHeading___Toc242_2407243681" text:style-name="Index_20_Link" text:visited-style-name="Index_20_Link"><text:s/>2. Tema 3: Encriptación Asimétrica<text:tab/>3</text:a></text:p>
          <text:p text:style-name="P2"><text:a xlink:type="simple" xlink:href="#__RefHeading___Toc244_2407243681" text:style-name="Index_20_Link" text:visited-style-name="Index_20_Link"><text:s/>a) Clave Pública y Clave Privada<text:tab/>3</text:a></text:p>
          <text:p text:style-name="P2"><text:a xlink:type="simple" xlink:href="#__RefHeading___Toc246_2407243681" text:style-name="Index_20_Link" text:visited-style-name="Index_20_Link"><text:s/>b) Clases e Interfaces en Java<text:tab/>3</text:a></text:p>
          <text:p text:style-name="P2"><text:a xlink:type="simple" xlink:href="#__RefHeading___Toc248_2407243681" text:style-name="Index_20_Link" text:visited-style-name="Index_20_Link"><text:s/>c) <text:s/>Encriptación de Clave-de-Sesión<text:tab/>3</text:a></text:p>
          <text:p text:style-name="P3"><text:a xlink:type="simple" xlink:href="#__RefHeading___Toc250_2407243681" text:style-name="Index_20_Link" text:visited-style-name="Index_20_Link">Veamos como realizar este tipo de estrategia en el ejemplo RSA.java. En primer lugar creamos una clave simétrica, tipo Blowfish de 128 bits, para cifrar el texto.<text:tab/>4</text:a></text:p>
          <text:p text:style-name="P3"><text:a xlink:type="simple" xlink:href="#__RefHeading___Toc252_2407243681" text:style-name="Index_20_Link" text:visited-style-name="Index_20_Link">A continuación generamos el par de claves RSA (publica y privada).<text:tab/>4</text:a></text:p>
          <text:p text:style-name="P3"><text:a xlink:type="simple" xlink:href="#__RefHeading___Toc254_2407243681" text:style-name="Index_20_Link" text:visited-style-name="Index_20_Link">Ya podemos crear e inicializar el cifrador RSA que se va a encargar de encriptar la clave Blowfish con la parte pública del par RSA.<text:tab/>4</text:a></text:p>
          <text:p text:style-name="P3"><text:a xlink:type="simple" xlink:href="#__RefHeading___Toc256_2407243681" text:style-name="Index_20_Link" text:visited-style-name="Index_20_Link">Una vez tenemos este cifrador cogemos los byte de la clave Blowfish y los encriptamos<text:tab/>4</text:a></text:p>
          <text:p text:style-name="P3"><text:a xlink:type="simple" xlink:href="#__RefHeading___Toc258_2407243681" text:style-name="Index_20_Link" text:visited-style-name="Index_20_Link">Finalmente recreamos la clave Blowfish.<text:tab/>4</text:a></text:p>
          <text:p text:style-name="P2"><text:a xlink:type="simple" xlink:href="#__RefHeading___Toc260_2407243681" text:style-name="Index_20_Link" text:visited-style-name="Index_20_Link"><text:s/>d) Codificación de Claves Públicas y Privadas<text:tab/>5</text:a></text:p>
          <text:p text:style-name="P3"><text:a xlink:type="simple" xlink:href="#__RefHeading___Toc262_2407243681" text:style-name="Index_20_Link" text:visited-style-name="Index_20_Link">Por ejemplo, para decodificar la clave pública se usa X509EncodedKeySpec y se le pasa a un KeyFactory:<text:tab/>5</text:a></text:p>
          <text:p text:style-name="P3"><text:a xlink:type="simple" xlink:href="#__RefHeading___Toc264_2407243681" text:style-name="Index_20_Link" text:visited-style-name="Index_20_Link">Algo similar sucede con la clave privada pero usando PKCS8EncodedKeySpec y pasándolo de nuevo a un KeyFactory<text:tab/>5</text:a></text:p>
          <text:p text:style-name="P2"><text:a xlink:type="simple" xlink:href="#__RefHeading___Toc266_2407243681" text:style-name="Index_20_Link" text:visited-style-name="Index_20_Link"><text:s/>e) Encriptación de Ficheros con RSA<text:tab/>5</text:a></text:p>
        </text:index-body>
      </text:table-of-content>
      <text:list xml:id="list2428614439" text:style-name="FP_20_LISTA">
        <text:list-item>
          <text:h text:style-name="P10" text:outline-level="1"><text:bookmark-start text:name="__RefHeading___Toc336_4291417711"/>Tarea para PSP07 (Fecha límite 01/05/23)<text:bookmark-end text:name="__RefHeading___Toc336_4291417711"/></text:h>
        </text:list-item>
      </text:list>
      <text:p text:style-name="P5"><text:bookmark-start text:name="__RefHeading___Toc324_4291417711"/>Detalles de la tarea de esta unidad<text:bookmark-end text:name="__RefHeading___Toc324_4291417711"/></text:p>
      <text:p text:style-name="P4">Enunciado.</text:p>
      <text:list xml:id="list1926208205" text:style-name="FP_20_LISTA">
        <text:list-item>
          <text:list>
            <text:list-item>
              <text:h text:style-name="P12" text:outline-level="2"><text:bookmark-start text:name="__RefHeading___Toc326_4291417711"/>Ejercicio 1.<text:bookmark-end text:name="__RefHeading___Toc326_4291417711"/></text:h>
            </text:list-item>
          </text:list>
        </text:list-item>
      </text:list>
      <text:p text:style-name="FP_20_CUERPO">De igual manera a lo visto en el tema, ahora te proponemos un ejercicio que genere una cadena de texto y la deje almacenada en un fichero encriptado, en la raíz del proyecto hayas creado, con el nombre fichero. cifrado.</text:p>
      <text:p text:style-name="FP_20_CUERPO">Para encriptar el fichero, utilizarás el algoritmo Rijndael o AES, con las especificaciones de modo y relleno siguientes: <text:span text:style-name="T2">Rijndael/ECB/PKCS5Padding.</text:span></text:p>
      <text:p text:style-name="FP_20_CUERPO">La clave, la debes generar de la siguiente forma:</text:p>
      <text:p text:style-name="FP_20_CUERPO">A partir de un número aleatorio con semilla la cadena del nombre de usuario + password.</text:p>
      <text:p text:style-name="FP_20_CUERPO">Con una longitud o tamaño 128 bits.</text:p>
      <text:p text:style-name="FP_20_CUERPO">Para probar el funcionamiento, el mismo programa debe acceder al fichero encriptado para desencriptarlo e imprimir su contenido.</text:p>
      <text:p text:style-name="FP_20_CUERPO">Criterios de puntuación. Total 10 puntos.</text:p>
      <text:p text:style-name="FP_20_CUERPO">Total 10 puntos.</text:p>
      <text:list xml:id="list195709329183436" text:continue-list="list2428614439" text:style-name="FP_20_LISTA">
        <text:list-item>
          <text:list>
            <text:list-item>
              <text:list>
                <text:list-item>
                  <text:h text:style-name="P13" text:outline-level="3"><text:bookmark-start text:name="__RefHeading___Toc328_4291417711"/>Se tendrá en cuenta:<text:bookmark-end text:name="__RefHeading___Toc328_4291417711"/></text:h>
                </text:list-item>
              </text:list>
            </text:list-item>
          </text:list>
        </text:list-item>
      </text:list>
      <text:p text:style-name="FP_20_CUERPO">El funcionamiento correcto del programa.</text:p>
      <text:p text:style-name="FP_20_CUERPO">El uso adecuado del API criptográfico.</text:p>
      <text:p text:style-name="FP_20_CUERPO"><text:soft-page-break/>Tratamiento adecuado de posibles excepciones.</text:p>
      <text:p text:style-name="FP_20_CUERPO">Entrega de documento donde se vea el correcto funcionamiento mediante pantallazos.</text:p>
      <text:p text:style-name="FP_20_CUERPO">Recursos necesarios para realizar la Tarea.</text:p>
      <text:p text:style-name="FP_20_CUERPO">Los contenidos y ejemplos realizados en la Unidad.</text:p>
      <text:p text:style-name="FP_20_CUERPO">Consejos y recomendaciones.</text:p>
      <text:p text:style-name="FP_20_CUERPO">Ninguno en particular.</text:p>
      <text:list xml:id="list195707473142510" text:continue-numbering="true" text:style-name="FP_20_LISTA">
        <text:list-item>
          <text:list>
            <text:list-item>
              <text:list>
                <text:list-item>
                  <text:h text:style-name="P13" text:outline-level="3"><text:bookmark-start text:name="__RefHeading___Toc330_4291417711"/><text:span text:style-name="T1">Indicaciones</text:span> de entrega.<text:bookmark-end text:name="__RefHeading___Toc330_4291417711"/></text:h>
                </text:list-item>
              </text:list>
            </text:list-item>
          </text:list>
        </text:list-item>
      </text:list>
      <text:p text:style-name="FP_20_CUERPO">Elabora un documento con un procesador de texto donde muestres brevemente el funcionamiento del ejercicio. El documento debe tener tamaño de página A4, estilo de letra Times New Roman, tamaño 12 e interlineado normal.</text:p>
      <text:p text:style-name="FP_20_CUERPO"/>
      <text:p text:style-name="FP_20_CUERPO">Debes enviar el informe, y el proyecto, comprimido en un fichero.</text:p>
      <text:p text:style-name="FP_20_CUERPO"/>
      <text:p text:style-name="FP_20_CUERPO">El envío se realizará a través de la plataforma de la forma establecida para ello, y el archivo se nombrará siguiendo las siguientes pautas:</text:p>
      <text:p text:style-name="FP_20_CUERPO"/>
      <text:p text:style-name="FP_20_CUERPO">apellido1_apellido2_nombre_SIGxx_Tarea</text:p>
      <text:list xml:id="list195709071115660" text:continue-numbering="true" text:style-name="FP_20_LISTA">
        <text:list-item>
          <text:h text:style-name="P11" text:outline-level="1"><text:bookmark-start text:name="__RefHeading___Toc242_2407243681"/>Tema 3: Encriptación Asimétrica<text:bookmark-end text:name="__RefHeading___Toc242_2407243681"/></text:h>
          <text:list>
            <text:list-item text:start-value="1">
              <text:h text:style-name="P12" text:outline-level="2" text:restart-numbering="true" text:start-value="-1"><text:bookmark-start text:name="__RefHeading___Toc244_2407243681"/>Clave Pública y Clave Privada<text:bookmark-end text:name="__RefHeading___Toc244_2407243681"/></text:h>
            </text:list-item>
          </text:list>
        </text:list-item>
      </text:list>
      <text:p text:style-name="FP_20_CUERPO">El esquema asimétrico resuelve el problema de necesitar una clave pre-establecida. Se divide la clave en dos partes par de claves): la clave pública y la clave privada. Dichas claves son complementarias: Un mensaje encriptado con la clave pública sólo puede ser desencriptado con la correspondiente clave privada. Por lo tanto, el conocimiento de la clave pública no implica capacidad de desencriptación. Así, una persona podrá difundir su clave pública para que cualquiera pueda enviarle un mensaje cifrado que solamente podrá desencriptarse con la clave privada.</text:p>
      <text:p text:style-name="FP_20_CUERPO"/>
      <text:p text:style-name="FP_20_CUERPO">El algoritmo RSA es el más conocido para manejar esquemas asimétricos. Una característica interesante de este método es que las claves son intercambiables a efectos de figurar como públicas o privadas.</text:p>
      <text:p text:style-name="FP_20_CUERPO"/>
      <text:p text:style-name="FP_20_CUERPO">En cuanto a la longitud de las claves, esta deberá ser mayor que en el caso simétrco para proporcionar el mismo nivel de seguridad: una clave asimétrica de 1024 bits proporciona la misma seguridad que una simétrica de 128 bits. Esto hace el esquema asimétrico 1000 veces más lento que su homólogo simétrico.</text:p>
      <text:p text:style-name="FP_20_CUERPO"/>
      <text:list xml:id="list195708549277957" text:continue-numbering="true" text:style-name="FP_20_LISTA">
        <text:list-item>
          <text:list>
            <text:list-item>
              <text:h text:style-name="P12" text:outline-level="2"><text:bookmark-start text:name="__RefHeading___Toc246_2407243681"/>Clases e Interfaces en Java<text:bookmark-end text:name="__RefHeading___Toc246_2407243681"/></text:h>
            </text:list-item>
          </text:list>
        </text:list-item>
      </text:list>
      <text:p text:style-name="FP_20_CUERPO">Para aplicar encriptación asimétrica usaremos básicamente las siguientes clases de java.security:</text:p>
      <text:p text:style-name="FP_20_CUERPO"/>
      <text:p text:style-name="FP_20_CUERPO">KeyPair<text:tab/>Encapsula un par de claves. getPublic() devuelve la clave pública y getPrivate() la privada</text:p>
      <text:p text:style-name="FP_20_CUERPO">PublicKey<text:tab/>Interface para claves públicas. En el package java.security.interfaces está la sub-interface RSAPublicKey que define las claves para el algoritmo RSA y permite acceder a información de las claves RSA.</text:p>
      <text:p text:style-name="FP_20_CUERPO">PrivateKey<text:tab/>Similar a la anterior, para la clave privada. Hay que considerar las sub-interfaces RSAPrivateKey y RSAPrivateCrtKey que contienen métodos extra para coger parámetros de estas claves.</text:p>
      <text:p text:style-name="FP_20_CUERPO">KeyPairGenerator<text:tab/>Las claves pública y privada siempre se generan juntas con el método genKeyPair().</text:p>
      <text:list xml:id="list195707458663823" text:continue-numbering="true" text:style-name="FP_20_LISTA">
        <text:list-item>
          <text:list>
            <text:list-item>
              <text:h text:style-name="P12" text:outline-level="2"><text:bookmark-start text:name="__RefHeading___Toc248_2407243681"/><text:s/>Encriptación de Clave-de-Sesión<text:bookmark-end text:name="__RefHeading___Toc248_2407243681"/></text:h>
            </text:list-item>
          </text:list>
        </text:list-item>
      </text:list>
      <text:p text:style-name="FP_20_CUERPO">La encriptación asimétrica, lenta por naturaleza, es especialmente útil para encriptar claves simétricas. En el modelo de clave-de-sesión (session-key) un mensaje se encripta con una clave secreta y ésta a su vez es encriptada con la clave con la clave pública del receptor del mensaje. Cuando éste lo recibe solo tiene que utilizar su clave privada para desencriptar la <text:soft-page-break/>clave secreta y ésta a su vez para desencriptar el mensaje.</text:p>
      <text:p text:style-name="FP_20_CUERPO"/>
      <text:list xml:id="list195707394625812" text:continue-numbering="true" text:style-name="FP_20_LISTA">
        <text:list-item>
          <text:list>
            <text:list-item>
              <text:list>
                <text:list-item>
                  <text:h text:style-name="P13" text:outline-level="3"><text:bookmark-start text:name="__RefHeading___Toc250_2407243681"/>Veamos como realizar este tipo de estrategia en el ejemplo RSA.java. En primer lugar creamos una clave simétrica, tipo Blowfish de 128 bits, para cifrar el texto.<text:bookmark-end text:name="__RefHeading___Toc250_2407243681"/></text:h>
                </text:list-item>
              </text:list>
            </text:list-item>
          </text:list>
        </text:list-item>
      </text:list>
      <text:p text:style-name="FP_20_CUERPO"/>
      <text:p text:style-name="FP_20_CUERPO">System.out.println("Generando clave Blowfish...");</text:p>
      <text:p text:style-name="FP_20_CUERPO">KeyGenerator generador = KeyGenerator.getInstance("Blowfish");</text:p>
      <text:p text:style-name="FP_20_CUERPO">generador.init(128);</text:p>
      <text:p text:style-name="FP_20_CUERPO">Key claveBlowfish = generador.generateKey();</text:p>
      <text:p text:style-name="FP_20_CUERPO">System.out.println("Formato: "+claveBlowfish.getFormat());</text:p>
      <text:list xml:id="list195708071658759" text:continue-numbering="true" text:style-name="FP_20_LISTA">
        <text:list-item>
          <text:list>
            <text:list-item>
              <text:list>
                <text:list-item>
                  <text:h text:style-name="P13" text:outline-level="3"><text:bookmark-start text:name="__RefHeading___Toc252_2407243681"/>A continuación generamos el par de claves RSA (publica y privada).<text:bookmark-end text:name="__RefHeading___Toc252_2407243681"/></text:h>
                </text:list-item>
              </text:list>
            </text:list-item>
          </text:list>
        </text:list-item>
      </text:list>
      <text:p text:style-name="FP_20_CUERPO"/>
      <text:p text:style-name="FP_20_CUERPO">System.out.println("Generando par de claves RSA...");</text:p>
      <text:p text:style-name="FP_20_CUERPO">KeyPairGenerator generadorRSA = KeyPairGenerator.getInstance("RSA");</text:p>
      <text:p text:style-name="FP_20_CUERPO">generadorRSA.initialize(1024);</text:p>
      <text:p text:style-name="FP_20_CUERPO">KeyPair claves = generadorRSA.genKeyPair();</text:p>
      <text:p text:style-name="FP_20_CUERPO">System.out.println("Generada la clave asimétrica.");</text:p>
      <text:list xml:id="list195708540875273" text:continue-numbering="true" text:style-name="FP_20_LISTA">
        <text:list-item>
          <text:list>
            <text:list-item>
              <text:list>
                <text:list-item>
                  <text:h text:style-name="P13" text:outline-level="3"><text:bookmark-start text:name="__RefHeading___Toc254_2407243681"/>Ya podemos crear e inicializar el cifrador RSA que se va a encargar de encriptar la clave Blowfish con la parte pública del par RSA.<text:bookmark-end text:name="__RefHeading___Toc254_2407243681"/></text:h>
                </text:list-item>
              </text:list>
            </text:list-item>
          </text:list>
        </text:list-item>
      </text:list>
      <text:p text:style-name="FP_20_CUERPO"/>
      <text:p text:style-name="FP_20_CUERPO">&gt;</text:p>
      <text:p text:style-name="FP_20_CUERPO">Cipher cifradorRSA= Cipher.getInstance("RSA/ECB/PKCS1Padding");</text:p>
      <text:p text:style-name="FP_20_CUERPO">cifradorRSA.init(Cipher.ENCRYPT_MODE, claves.getPublic());</text:p>
      <text:list xml:id="list195708340611940" text:continue-numbering="true" text:style-name="FP_20_LISTA">
        <text:list-item>
          <text:list>
            <text:list-item>
              <text:list>
                <text:list-item>
                  <text:h text:style-name="P13" text:outline-level="3"><text:bookmark-start text:name="__RefHeading___Toc256_2407243681"/>Una vez tenemos este cifrador cogemos los byte de la clave Blowfish y los encriptamos<text:bookmark-end text:name="__RefHeading___Toc256_2407243681"/></text:h>
                </text:list-item>
              </text:list>
            </text:list-item>
          </text:list>
        </text:list-item>
      </text:list>
      <text:p text:style-name="FP_20_CUERPO"/>
      <text:p text:style-name="FP_20_CUERPO">byte[] bytesClaveBlowfish = claveBlowfish.getEncoded();</text:p>
      <text:p text:style-name="FP_20_CUERPO">byte[] claveBlowfishCifrada = cifradorRSA.doFinal(bytesClaveBlowfish);</text:p>
      <text:p text:style-name="FP_20_CUERPO">Desencriptamos la clave Blowfish con la parte privada del par RSA.</text:p>
      <text:p text:style-name="FP_20_CUERPO"/>
      <text:p text:style-name="FP_20_CUERPO">cifradorRSA.init(Cipher.DECRYPT_MODE, claves.getPrivate());</text:p>
      <text:p text:style-name="FP_20_CUERPO">byte[] bytesClaveBlowfish2 = cifradorRSA.doFinal(claveBlowfishCifrada);</text:p>
      <text:list xml:id="list195707694455959" text:continue-numbering="true" text:style-name="FP_20_LISTA">
        <text:list-item>
          <text:list>
            <text:list-item>
              <text:list>
                <text:list-item>
                  <text:h text:style-name="P13" text:outline-level="3"><text:bookmark-start text:name="__RefHeading___Toc258_2407243681"/>Finalmente recreamos la clave Blowfish.<text:bookmark-end text:name="__RefHeading___Toc258_2407243681"/></text:h>
                </text:list-item>
              </text:list>
            </text:list-item>
          </text:list>
        </text:list-item>
      </text:list>
      <text:p text:style-name="FP_20_CUERPO"/>
      <text:p text:style-name="FP_20_CUERPO"><text:soft-page-break/>SecretKey nuevaClaveBlowfish = new SecretKeySpec(bytesClaveBlowfish2, "Blowfish");</text:p>
      <text:list xml:id="list195707442590173" text:continue-numbering="true" text:style-name="FP_20_LISTA">
        <text:list-item>
          <text:list>
            <text:list-item>
              <text:h text:style-name="P12" text:outline-level="2"><text:bookmark-start text:name="__RefHeading___Toc260_2407243681"/>Codificación de Claves Públicas y Privadas<text:bookmark-end text:name="__RefHeading___Toc260_2407243681"/></text:h>
            </text:list-item>
          </text:list>
        </text:list-item>
      </text:list>
      <text:p text:style-name="P9">Las claves asimétricas también se pueden codificar, como hicimos con las simétricas, para guardarlas en fichero. Sin embargo, debido a su mayor complejidad, la parte pública de una clave asimétrica se codifica usando X.509 mientras que la parte privada se codifica usando el estándar PKCS#8. Llamando a getEncoded() se realiza la codificación con el protocolo adecuado. En cuanto a la decodificación ya no consiste en usar un SecretKeySpec sino que se recurre a un Spec específico. </text:p>
      <text:list xml:id="list195707359024842" text:continue-numbering="true" text:style-name="FP_20_LISTA">
        <text:list-item>
          <text:list>
            <text:list-item>
              <text:list>
                <text:list-item>
                  <text:h text:style-name="P13" text:outline-level="3"><text:bookmark-start text:name="__RefHeading___Toc262_2407243681"/>Por ejemplo, para decodificar la clave pública se usa X509EncodedKeySpec y se le pasa a un KeyFactory:<text:bookmark-end text:name="__RefHeading___Toc262_2407243681"/></text:h>
                </text:list-item>
              </text:list>
            </text:list-item>
          </text:list>
        </text:list-item>
      </text:list>
      <text:p text:style-name="FP_20_CUERPO"/>
      <text:p text:style-name="FP_20_CUERPO">X509EncodedKeySpec spec = new X509EncodedKeySpec(bytesClave);</text:p>
      <text:p text:style-name="FP_20_CUERPO">KeyFactory factoria = KeyFactory.getInstance("RSA");</text:p>
      <text:p text:style-name="FP_20_CUERPO">PublicKey clavePublica = factoria.generatePublic(spec);</text:p>
      <text:list xml:id="list195707364451793" text:continue-numbering="true" text:style-name="FP_20_LISTA">
        <text:list-item>
          <text:list>
            <text:list-item>
              <text:list>
                <text:list-item>
                  <text:h text:style-name="P13" text:outline-level="3"><text:bookmark-start text:name="__RefHeading___Toc264_2407243681"/>Algo similar sucede con la clave privada pero usando PKCS8EncodedKeySpec y pasándolo de nuevo a un KeyFactory<text:bookmark-end text:name="__RefHeading___Toc264_2407243681"/></text:h>
                </text:list-item>
              </text:list>
            </text:list-item>
          </text:list>
        </text:list-item>
      </text:list>
      <text:p text:style-name="FP_20_CUERPO">PKCS8EncodedKeySpec spec = new PKCS8EncodedKeySpec(bytesClave);</text:p>
      <text:p text:style-name="FP_20_CUERPO">KeyFactory factoria = KeyFactory.getInstance("RSA");</text:p>
      <text:p text:style-name="FP_20_CUERPO">PublicKey clavePublica = factoria.generatePrivate(spec);</text:p>
      <text:list xml:id="list195707459298733" text:continue-numbering="true" text:style-name="FP_20_LISTA">
        <text:list-item>
          <text:list>
            <text:list-item>
              <text:h text:style-name="P12" text:outline-level="2"><text:bookmark-start text:name="__RefHeading___Toc266_2407243681"/>Encriptación de Ficheros con RSA<text:bookmark-end text:name="__RefHeading___Toc266_2407243681"/></text:h>
            </text:list-item>
          </text:list>
        </text:list-item>
      </text:list>
      <text:p text:style-name="FP_20_CUERPO">Para ilustrar la aplicación de RSA a ficheros vamos a ver un ejemplo en el que generaremos un par de claves RSA y posteriormente usaremos la parte pública para encriptar un fichero y la parte privada para desencriptarlo.</text:p>
      <text:p text:style-name="FP_20_CUERPO"/>
      <text:p text:style-name="FP_20_CUERPO">La primera fase del proceso consiste en generar un par RSA y almacenarlo convenientemente en el sistema de ficheros. Como la parte pública puede ser conocida por otros puede almacenarse de forma débilmente encriptada, esto es codificada con X.509. Sin embargo, la parte privada vamos a encriptarla con un password (con el método encriptarPBE) y guardarla codificada con PKCS#8. Esto es lo que hace el método crearClave() de RSAFicheros.java.</text:p>
      <text:p text:style-name="FP_20_CUERPO"/>
      <text:p text:style-name="FP_20_CUERPO">La segunda fase del proceso la lleva a cabo el método encriptar() usando la clave pública. Se abre el fichero que contiene la clave pública. Como dicha clave está en X.509 lo primero es transformarla en PublicKey. Siguiendo el esquema session-key dicha clave pública se utilizará para encriptar una clave simétrica (p.e. basada en Rijndael) en la que que a su vez se basará la encriptación propiamente dicha del fichero de entrada. Por seguridad la clave simétrica encriptada se guardará, precedida de su longitud, al principio del fichero de salida.</text:p>
      <text:p text:style-name="FP_20_CUERPO"/>
      <text:p text:style-name="FP_20_CUERPO"><text:soft-page-break/>Seguidamente tiene lugar la encriptación con la clave sesión del fichero de entrada. Como se va a utilizar un cifrador de stream, lo primero es generar un IV y guardarlo a continuación de la clave simétrica encriptada en el fichero de salida. Luego creamos un cifrador Rijndael en modo CBC y lo aplicamos para añadir el texto cifrado al fichero de salida. Así, el resultado devuelto es un fichero con la siguiente estructura: Long_clave_sesión_encriptada + clave_sesión_encriptada + iv + texto_cifrado.</text:p>
      <text:p text:style-name="FP_20_CUERPO"/>
      <text:p text:style-name="FP_20_CUERPO">La segunda fase consiste en llevar a cabo el desencriptado del anterior fichero. Esta tarea la realiza el método desencriptar(). Lo primero que hay que tener en cuenta es que dicha clave reside, encriptada por un password en un determinado fichero. Así que procedemos a extraerla y llamamos al método desencriptarPBE() para obtener la clave privada original. Sin embargo, como dicha clave está en PKCS#8 hay que traducirla a un objeto PrivateKey.</text:p>
      <text:p text:style-name="FP_20_CUERPO"/>
      <text:p text:style-name="FP_20_CUERPO">Una vez que tenemos la clave privada, ya podemos utilizarla para desencriptar la clave de sesión que está contenida en la cabecera del fichero a desencriptar. Así pués lo que hay que hacer es leer esta cabecera, inicializar un descifrador RSA, desencriptar la clave y traducirla a un objeto SecretKey. La cabecera termina con el IV necesario para inicializar el descrifrador simétrico que trabaja en modo CBC. Aplicando este descifrador conseguimos finalmente desencriptar el text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mbria" svg:font-family="Cambria" style:font-adornments="Normal"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StarSymbol" svg:font-family="Star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P_20_CUERPO" style:display-name="FP CUERPO" style:family="paragraph" style:parent-style-name="Text_20_body" style:master-page-name="">
      <style:paragraph-properties fo:margin-top="0cm" fo:margin-bottom="0.101cm" style:contextual-spacing="false" fo:text-align="justify" style:justify-single-word="false" style:page-number="auto">
        <style:tab-stops/>
      </style:paragraph-properties>
      <style:text-properties style:font-name="Cambria" fo:font-family="Cambria" style:font-style-name="Normal" style:font-family-generic="roman" style:font-pitch="variabl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FP_20_LISTA" style:display-name="FP LISTA">
      <text:list-level-style-number text:level="1" text:style-name="Numbering_20_Symbols" loext:num-list-format=" %1%." style:num-prefix=" " style:num-suffix="." style:num-format="1">
        <style:list-level-properties text:list-level-position-and-space-mode="label-alignment">
          <style:list-level-label-alignment text:label-followed-by="space" fo:text-indent="-1.33cm" fo:margin-left="1.33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space" fo:text-indent="-2.03cm" fo:margin-left="2.03cm"/>
        </style:list-level-properties>
      </text:list-level-style-number>
      <text:list-level-style-bullet text:level="3" text:style-name="Bullet_20_Symbols" loext:num-list-format="%3%" text:bullet-char="•">
        <style:list-level-properties text:list-level-position-and-space-mode="label-alignment">
          <style:list-level-label-alignment text:label-followed-by="space" fo:text-indent="-2.231cm" fo:margin-left="2.731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801cm" fo:text-indent="-0.7cm" fo:margin-left="3.431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501cm" fo:text-indent="-0.7cm" fo:margin-left="4.13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2cm" fo:text-indent="-0.7cm" fo:margin-left="4.83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9cm" fo:text-indent="-0.7cm" fo:margin-left="5.53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cm" fo:text-indent="-0.7cm" fo:margin-left="6.23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01cm" fo:text-indent="-0.7cm" fo:margin-left="6.93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01cm" fo:text-indent="-0.7cm" fo:margin-left="7.631cm"/>
        </style:list-level-properties>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3-29T19:57:07.084000000</dc:date>
    <meta:editing-duration>PT2H38M42S</meta:editing-duration>
    <meta:editing-cycles>5</meta:editing-cycles>
    <meta:generator>LibreOffice/7.5.1.2$Windows_X86_64 LibreOffice_project/fcbaee479e84c6cd81291587d2ee68cba099e129</meta:generator>
    <meta:document-statistic meta:table-count="0" meta:image-count="0" meta:object-count="0" meta:page-count="6" meta:paragraph-count="98" meta:word-count="1538" meta:character-count="10317" meta:non-whitespace-character-count="8875"/>
  </office:meta>
</office:document-meta>
</file>